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1eba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11eba4"/>
    </style:style>
    <style:style style:name="T1" style:family="text">
      <style:text-properties officeooo:rsid="0011eba4"/>
    </style:style>
    <style:style style:name="T2" style:family="text">
      <style:text-properties fo:font-weight="bold" officeooo:rsid="0011eba4" style:font-weight-asian="bold" style:font-weight-complex="bold"/>
    </style:style>
    <style:style style:name="T3" style:family="text">
      <style:text-properties officeooo:rsid="00137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Miahuatl</text:span></text:span><text:span text:style-name="Strong_20_Emphasis"><text:span text:style-name="T2">á</text:span></text:span><text:span text:style-name="Strong_20_Emphasis"><text:span text:style-name="T1">n de Porfirio D</text:span></text:span><text:span text:style-name="Strong_20_Emphasis"><text:span text:style-name="T2">í</text:span></text:span><text:span text:style-name="Strong_20_Emphasis"><text:span text:style-name="T1">az Oaxaca a 11 de abril de 2024.</text:span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2">Yo, ___________________________________________, con documento de identidad número __________________________, autorizo voluntariamente a _______________________________, <text:span text:style-name="T1">ubicados</text:span> en <text:span text:style-name="T1">Laboratorio de Informática</text:span>, en adelante "La Entidad", para realizar la captura de audio, <text:span text:style-name="T1">imagen</text:span> y/<text:span text:style-name="T1">o</text:span> video, así como el uso de mis datos personales con el fin de crear un perfil de usuario y reunir datos de la entrevista que se llevará a cabo el <text:span text:style-name="T1">11 de abril del presente año</text:span>.</text:p>
      <text:p text:style-name="P2">La Entidad utilizará estos datos con el único propósito de llevar a cabo la entrevista mencionada y para el desarrollo de actividades relacionadas con <text:span text:style-name="T3">implementar una interfaz-app para facilitar el uso del servicio de taxi en el traslado a la UNSIS</text:span>. Estoy de acuerdo en que los datos capturados, incluyendo audio, <text:span text:style-name="T3">imagen, </text:span>video y cualquier información personal proporcionada por mí durante la entrevista, podrán ser almacenados, procesados y utilizados por La Entidad de acuerdo con su política de privacidad vigente.</text:p>
      <text:p text:style-name="P2">Entiendo que tengo derecho a acceder, rectificar y cancelar mis datos personales, así como a oponerme al tratamiento de los mismos, de conformidad con lo establecido en la legislación aplicable en materia de protección de datos personales.</text:p>
      <text:p text:style-name="P2">Por la presente, libero expresamente a La Entidad, sus representantes, empleados y colaboradores, de cualquier responsabilidad derivada de la captura, uso y tratamiento de mis datos personales en el contexto descrito anteriormente.</text:p>
      <text:p text:style-name="Text_20_body"/>
      <text:p text:style-name="Text_20_body"/>
      <text:p text:style-name="Text_20_body"/>
      <text:p text:style-name="Text_20_body"/>
      <text:p text:style-name="Text_20_body"/>
      <text:p text:style-name="P3">____________________________________________</text:p>
      <text:p text:style-name="P4">Nombre <text:span text:style-name="T1">y </text:span>Firma del Entrevistado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1eba4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Autorización para Captura de Audio, Video y Uso de Datos Personal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1:30:27.478279169</meta:creation-date>
    <dc:date>2024-04-11T12:50:00.816795191</dc:date>
    <meta:editing-duration>PT4M12S</meta:editing-duration>
    <meta:editing-cycles>1</meta:editing-cycles>
    <meta:document-statistic meta:table-count="0" meta:image-count="0" meta:object-count="0" meta:page-count="1" meta:paragraph-count="8" meta:word-count="242" meta:character-count="1643" meta:non-whitespace-character-count="1409"/>
    <meta:generator>LibreOffice/7.3.7.2$Linux_X86_64 LibreOffice_project/30$Build-2</meta:generator>
  </office:meta>
</office:document-meta>
</file>